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language="en" fo:country="US" style:text-underline-style="none" fo:font-weight="normal" officeooo:rsid="003a0436" officeooo:paragraph-rsid="003a0436" style:font-size-asian="14pt" style:font-weight-asian="normal" style:font-size-complex="16pt" style:font-weight-complex="normal"/>
    </style:style>
    <style:style style:name="P2" style:family="paragraph" style:parent-style-name="Standard">
      <style:text-properties fo:font-size="16pt" fo:language="en" fo:country="US" style:text-underline-style="none" fo:font-weight="normal" officeooo:rsid="001e01cd" officeooo:paragraph-rsid="001e01cd" style:font-size-asian="14pt" style:font-weight-asian="normal" style:font-size-complex="16pt" style:font-weight-complex="normal"/>
    </style:style>
    <style:style style:name="P3" style:family="paragraph" style:parent-style-name="Standard">
      <style:text-properties fo:font-size="16pt" fo:language="en" fo:country="US" style:text-underline-style="none" fo:font-weight="normal" officeooo:rsid="00541082" officeooo:paragraph-rsid="00541082" style:font-size-asian="14pt" style:font-weight-asian="normal" style:font-size-complex="16pt" style:font-weight-complex="normal"/>
    </style:style>
    <style:style style:name="P4" style:family="paragraph" style:parent-style-name="Standard">
      <style:text-properties fo:font-size="16pt" fo:language="en" fo:country="US" style:text-underline-style="none" fo:font-weight="normal" officeooo:rsid="00203059" officeooo:paragraph-rsid="00203059" style:font-size-asian="14pt" style:font-weight-asian="normal" style:font-size-complex="16pt" style:font-weight-complex="normal"/>
    </style:style>
    <style:style style:name="P5" style:family="paragraph" style:parent-style-name="Standard">
      <style:text-properties fo:font-size="16pt" fo:language="en" fo:country="US" style:text-underline-style="none" fo:font-weight="normal" officeooo:rsid="0060bf42" officeooo:paragraph-rsid="001f4c14"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language="en" fo:country="US" style:text-underline-style="none" fo:font-weight="normal" officeooo:rsid="0060bf42" officeooo:paragraph-rsid="0060bf42" style:font-size-asian="14pt" style:font-weight-asian="normal" style:font-size-complex="16pt" style:font-weight-complex="normal"/>
    </style:style>
    <style:style style:name="P7" style:family="paragraph" style:parent-style-name="Standard">
      <style:text-properties fo:font-size="16pt" fo:language="en" fo:country="US" style:text-underline-style="none" fo:font-weight="normal" officeooo:rsid="001f4c14" officeooo:paragraph-rsid="001f4c14" style:font-size-asian="14pt" style:font-weight-asian="normal" style:font-size-complex="16pt" style:font-weight-complex="normal"/>
    </style:style>
    <style:style style:name="P8" style:family="paragraph" style:parent-style-name="Standard">
      <style:text-properties fo:font-size="16pt" fo:language="en" fo:country="US" style:text-underline-style="none" fo:font-weight="normal" officeooo:rsid="0022b1a1" officeooo:paragraph-rsid="0022b1a1" style:font-size-asian="14pt" style:font-weight-asian="normal" style:font-size-complex="16pt" style:font-weight-complex="normal"/>
    </style:style>
    <style:style style:name="P9" style:family="paragraph" style:parent-style-name="Standard">
      <style:text-properties fo:font-size="16pt" fo:language="en" fo:country="US" style:text-underline-style="none" fo:font-weight="normal" officeooo:rsid="0022fc23" officeooo:paragraph-rsid="0022fc23" style:font-size-asian="14pt" style:font-weight-asian="normal" style:font-size-complex="16pt" style:font-weight-complex="normal"/>
    </style:style>
    <style:style style:name="P10" style:family="paragraph" style:parent-style-name="Standard">
      <style:text-properties fo:font-size="16pt" fo:language="en" fo:country="US" style:text-underline-style="none" fo:font-weight="normal" officeooo:rsid="0024f9e2" officeooo:paragraph-rsid="0024f9e2" style:font-size-asian="14pt" style:font-weight-asian="normal" style:font-size-complex="16pt" style:font-weight-complex="normal"/>
    </style:style>
    <style:style style:name="P11" style:family="paragraph" style:parent-style-name="Standard">
      <style:text-properties fo:font-size="16pt" fo:language="en" fo:country="US" style:text-underline-style="none" fo:font-weight="normal" officeooo:rsid="0025cf7f" officeooo:paragraph-rsid="0025cf7f" style:font-size-asian="14pt" style:font-weight-asian="normal" style:font-size-complex="16pt" style:font-weight-complex="normal"/>
    </style:style>
    <style:style style:name="P12" style:family="paragraph" style:parent-style-name="Standard">
      <style:text-properties fo:font-size="16pt" fo:language="en" fo:country="US" style:text-underline-style="none" fo:font-weight="normal" officeooo:rsid="00279037" officeooo:paragraph-rsid="00279037" style:font-size-asian="14pt" style:font-weight-asian="normal" style:font-size-complex="16pt" style:font-weight-complex="normal"/>
    </style:style>
    <style:style style:name="P13" style:family="paragraph" style:parent-style-name="Standard">
      <style:text-properties fo:font-size="16pt" fo:language="en" fo:country="US" style:text-underline-style="none" fo:font-weight="normal" officeooo:rsid="0029cb7f" officeooo:paragraph-rsid="0029cb7f" style:font-size-asian="14pt" style:font-weight-asian="normal" style:font-size-complex="16pt" style:font-weight-complex="normal"/>
    </style:style>
    <style:style style:name="P14" style:family="paragraph" style:parent-style-name="Standard">
      <style:text-properties fo:font-size="16pt" fo:language="en" fo:country="US" style:text-underline-style="none" fo:font-weight="normal" officeooo:rsid="002a2ea5" officeooo:paragraph-rsid="002a2ea5" style:font-size-asian="14pt" style:font-weight-asian="normal" style:font-size-complex="16pt" style:font-weight-complex="normal"/>
    </style:style>
    <style:style style:name="P15" style:family="paragraph" style:parent-style-name="Standard">
      <style:text-properties fo:font-size="16pt" fo:language="en" fo:country="US" style:text-underline-style="none" fo:font-weight="normal" officeooo:rsid="002b5f18" officeooo:paragraph-rsid="002b5f18" style:font-size-asian="14pt" style:font-weight-asian="normal" style:font-size-complex="16pt" style:font-weight-complex="normal"/>
    </style:style>
    <style:style style:name="P16" style:family="paragraph" style:parent-style-name="Standard">
      <style:text-properties fo:font-size="16pt" fo:language="en" fo:country="US" style:text-underline-style="none" fo:font-weight="normal" officeooo:rsid="002e0fd2" officeooo:paragraph-rsid="002bac93" style:font-size-asian="14pt" style:font-weight-asian="normal" style:font-size-complex="16pt" style:font-weight-complex="normal"/>
    </style:style>
    <style:style style:name="P17" style:family="paragraph" style:parent-style-name="Standard">
      <style:text-properties fo:font-size="16pt" fo:language="en" fo:country="US" style:text-underline-style="none" fo:font-weight="normal" officeooo:rsid="002e0fd2" officeooo:paragraph-rsid="002e0fd2" style:font-size-asian="14pt" style:font-weight-asian="normal" style:font-size-complex="16pt" style:font-weight-complex="normal"/>
    </style:style>
    <style:style style:name="P18" style:family="paragraph" style:parent-style-name="Standard">
      <style:text-properties fo:font-size="16pt" fo:language="en" fo:country="US" style:text-underline-style="none" fo:font-weight="normal" officeooo:paragraph-rsid="002e0fd2"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language="en" fo:country="US" style:text-underline-style="none" fo:font-weight="normal" officeooo:rsid="0013b639" officeooo:paragraph-rsid="002f843f"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language="en" fo:country="US" style:text-underline-style="none" fo:font-weight="normal" officeooo:rsid="001c9f47" officeooo:paragraph-rsid="002f843f"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fo:language="en" fo:country="US" style:text-underline-style="none" fo:font-weight="normal" officeooo:rsid="0029e017" officeooo:paragraph-rsid="002f843f"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size="16pt" fo:language="en" fo:country="US" style:text-underline-style="none" fo:font-weight="normal" officeooo:rsid="001e30a0" officeooo:paragraph-rsid="002f843f"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fo:language="en" fo:country="US" style:text-underline-style="none" fo:font-weight="normal" officeooo:rsid="002261eb" officeooo:paragraph-rsid="002f843f" style:font-size-asian="14pt" style:font-weight-asian="normal" style:font-size-complex="16pt" style:font-weight-complex="normal"/>
    </style:style>
    <style:style style:name="P24" style:family="paragraph" style:parent-style-name="Standard">
      <style:text-properties fo:font-size="16pt" fo:language="en" fo:country="US" style:text-underline-style="none" fo:font-weight="bold" officeooo:rsid="00203059" officeooo:paragraph-rsid="00203059" style:font-size-asian="14pt" style:font-weight-asian="bold" style:font-size-complex="16pt" style:font-weight-complex="bold"/>
    </style:style>
    <style:style style:name="P25" style:family="paragraph" style:parent-style-name="Standard">
      <style:text-properties fo:font-size="16pt" fo:language="en" fo:country="US" style:text-underline-style="none" fo:font-weight="bold" officeooo:rsid="003b81ae" officeooo:paragraph-rsid="003b81ae" style:font-size-asian="14pt" style:font-weight-asian="bold" style:font-size-complex="16pt" style:font-weight-complex="bold"/>
    </style:style>
    <style:style style:name="P26" style:family="paragraph" style:parent-style-name="Standard">
      <style:paragraph-properties fo:text-align="start" style:justify-single-word="false"/>
      <style:text-properties fo:font-size="16pt" fo:language="en" fo:country="US" style:text-underline-style="none" fo:font-weight="bold" officeooo:rsid="003b81ae" officeooo:paragraph-rsid="003b81ae" style:font-size-asian="14pt" style:font-weight-asian="bold" style:font-size-complex="16pt" style:font-weight-complex="bold"/>
    </style:style>
    <style:style style:name="P27" style:family="paragraph" style:parent-style-name="Standard">
      <style:paragraph-properties fo:text-align="start" style:justify-single-word="false"/>
      <style:text-properties fo:font-size="16pt" fo:language="en" fo:country="US" style:text-underline-style="none" fo:font-weight="bold" officeooo:rsid="003b81ae" officeooo:paragraph-rsid="002f843f" style:font-size-asian="14pt" style:font-weight-asian="bold" style:font-size-complex="16pt" style:font-weight-complex="bold"/>
    </style:style>
    <style:style style:name="P28" style:family="paragraph" style:parent-style-name="Standard">
      <style:text-properties fo:font-size="16pt" fo:language="en" fo:country="US" style:text-underline-style="none" fo:font-weight="bold" officeooo:rsid="0022b1a1" officeooo:paragraph-rsid="0022b1a1" style:font-size-asian="14pt" style:font-weight-asian="bold" style:font-size-complex="16pt" style:font-weight-complex="bold"/>
    </style:style>
    <style:style style:name="P29" style:family="paragraph" style:parent-style-name="Standard">
      <style:paragraph-properties fo:text-align="start" style:justify-single-word="false"/>
      <style:text-properties fo:font-size="18pt" fo:language="en" fo:country="US" style:text-underline-style="none" fo:font-weight="normal" officeooo:rsid="0037acd1" officeooo:paragraph-rsid="0037acd1"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language="en" fo:country="US" style:text-underline-style="none" fo:font-weight="normal" officeooo:rsid="005821f4" officeooo:paragraph-rsid="005821f4"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language="en" fo:country="US" style:text-underline-style="none" fo:font-weight="normal" officeooo:rsid="00382e65" officeooo:paragraph-rsid="00382e65"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language="en" fo:country="US" style:text-underline-style="none" fo:font-weight="normal" officeooo:rsid="0038d87d" officeooo:paragraph-rsid="0038d87d"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language="en" fo:country="US" style:text-underline-style="none" fo:font-weight="normal" officeooo:rsid="005900ff" officeooo:paragraph-rsid="005900ff"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language="en" fo:country="US" style:text-underline-style="none" fo:font-weight="normal" officeooo:rsid="005900ff" officeooo:paragraph-rsid="006af3ec"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language="en" fo:country="US" style:text-underline-style="none" fo:font-weight="normal" officeooo:rsid="0059d388" officeooo:paragraph-rsid="0059d388"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language="en" fo:country="US" style:text-underline-style="none" fo:font-weight="normal" officeooo:rsid="001599d5" officeooo:paragraph-rsid="002f843f"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language="en" fo:country="US" style:text-underline-style="none" fo:font-weight="normal" officeooo:rsid="0018a84c" officeooo:paragraph-rsid="002f843f"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language="en" fo:country="US" style:text-underline-style="none" fo:font-weight="normal" officeooo:rsid="0043f0d0" officeooo:paragraph-rsid="0043f0d0"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language="en" fo:country="US" style:text-underline-style="none" fo:font-weight="normal" officeooo:rsid="004dec30" officeooo:paragraph-rsid="0043f0d0"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language="en" fo:country="US" style:text-underline-style="none" fo:font-weight="normal" officeooo:rsid="004f10a2" officeooo:paragraph-rsid="004f10a2"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language="en" fo:country="US" style:text-underline-style="none" fo:font-weight="normal" officeooo:rsid="001a6599" officeooo:paragraph-rsid="002f843f"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language="en" fo:country="US" style:text-underline-style="none" fo:font-weight="normal" officeooo:rsid="004a6055" officeooo:paragraph-rsid="005d1cb4" style:font-size-asian="15.75pt" style:font-weight-asian="normal" style:font-size-complex="18pt" style:font-weight-complex="normal"/>
    </style:style>
    <style:style style:name="P43" style:family="paragraph" style:parent-style-name="Standard">
      <style:paragraph-properties fo:text-align="start" style:justify-single-word="false"/>
      <style:text-properties fo:font-size="18pt" fo:language="en" fo:country="US" style:text-underline-style="none" fo:font-weight="normal" officeooo:rsid="001e30a0" officeooo:paragraph-rsid="002f843f"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size="18pt" fo:language="en" fo:country="US" style:text-underline-style="none" fo:font-weight="normal" officeooo:rsid="003e7e96" officeooo:paragraph-rsid="003e7e96" style:font-size-asian="15.75pt" style:font-weight-asian="normal" style:font-size-complex="18pt" style:font-weight-complex="normal"/>
    </style:style>
    <style:style style:name="P45" style:family="paragraph" style:parent-style-name="Standard">
      <style:paragraph-properties fo:text-align="start" style:justify-single-word="false"/>
      <style:text-properties fo:font-size="18pt" fo:language="en" fo:country="US" style:text-underline-style="none" fo:font-weight="normal" officeooo:rsid="0040a137" officeooo:paragraph-rsid="0040a137" style:font-size-asian="15.75pt" style:font-weight-asian="normal" style:font-size-complex="18pt" style:font-weight-complex="normal"/>
    </style:style>
    <style:style style:name="P46" style:family="paragraph" style:parent-style-name="Standard">
      <style:paragraph-properties fo:text-align="start" style:justify-single-word="false"/>
      <style:text-properties fo:font-size="18pt" fo:language="en" fo:country="US" style:text-underline-style="none" fo:font-weight="normal" officeooo:rsid="0043568f" officeooo:paragraph-rsid="0043568f" style:font-size-asian="15.75pt" style:font-weight-asian="normal" style:font-size-complex="18pt" style:font-weight-complex="normal"/>
    </style:style>
    <style:style style:name="P47" style:family="paragraph" style:parent-style-name="Standard">
      <style:paragraph-properties fo:text-align="start" style:justify-single-word="false"/>
      <style:text-properties fo:font-size="18pt" fo:language="en" fo:country="US" style:text-underline-style="none" fo:font-weight="normal" officeooo:rsid="001f4893" officeooo:paragraph-rsid="002f843f" style:font-size-asian="15.75pt" style:font-weight-asian="normal" style:font-size-complex="18pt" style:font-weight-complex="normal"/>
    </style:style>
    <style:style style:name="P48" style:family="paragraph" style:parent-style-name="Standard">
      <style:paragraph-properties fo:text-align="start" style:justify-single-word="false"/>
      <style:text-properties fo:font-size="18pt" fo:language="en" fo:country="US" style:text-underline-style="none" fo:font-weight="normal" officeooo:rsid="005ef058" officeooo:paragraph-rsid="005ef058" style:font-size-asian="15.75pt" style:font-weight-asian="normal" style:font-size-complex="18pt" style:font-weight-complex="normal"/>
    </style:style>
    <style:style style:name="P49" style:family="paragraph" style:parent-style-name="Standard">
      <style:paragraph-properties fo:text-align="start" style:justify-single-word="false"/>
      <style:text-properties fo:font-size="18pt" fo:language="en" fo:country="US" style:text-underline-style="none" fo:font-weight="normal" officeooo:rsid="00059239" officeooo:paragraph-rsid="005d1cb4" style:font-size-asian="18pt" style:font-weight-asian="normal" style:font-size-complex="18pt" style:font-weight-complex="normal"/>
    </style:style>
    <style:style style:name="P50" style:family="paragraph" style:parent-style-name="Standard">
      <style:paragraph-properties fo:text-align="start" style:justify-single-word="false"/>
      <style:text-properties fo:font-size="18pt" fo:language="en" fo:country="US" style:text-underline-style="none" fo:font-weight="bold" officeooo:rsid="00298090" officeooo:paragraph-rsid="0059d388"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font-size="18pt" fo:language="en" fo:country="US" style:text-underline-style="none" fo:font-weight="bold" officeooo:rsid="00298090" officeooo:paragraph-rsid="002f843f" style:font-size-asian="15.75pt" style:font-weight-asian="bold" style:font-size-complex="18pt" style:font-weight-complex="bold"/>
    </style:style>
    <style:style style:name="P52" style:family="paragraph" style:parent-style-name="Standard">
      <style:paragraph-properties fo:text-align="start" style:justify-single-word="false"/>
      <style:text-properties fo:font-size="18pt" fo:language="en" fo:country="US" style:text-underline-style="none" fo:font-weight="bold" officeooo:rsid="0023e39b" officeooo:paragraph-rsid="002f843f" style:font-size-asian="15.75pt" style:font-weight-asian="bold" style:font-size-complex="18pt" style:font-weight-complex="bold"/>
    </style:style>
    <style:style style:name="P53" style:family="paragraph" style:parent-style-name="Standard">
      <style:text-properties fo:font-size="18pt" fo:language="en" fo:country="US" fo:font-weight="bold" officeooo:rsid="005317d8" officeooo:paragraph-rsid="005317d8" style:font-size-asian="18pt" style:font-weight-asian="bold" style:font-size-complex="18pt" style:font-weight-complex="bold"/>
    </style:style>
    <style:style style:name="P54" style:family="paragraph" style:parent-style-name="Standard">
      <style:text-properties fo:font-size="18pt" fo:language="en" fo:country="US" fo:font-weight="bold" officeooo:rsid="00059239" officeooo:paragraph-rsid="002f843f" style:font-size-asian="18pt" style:font-weight-asian="bold" style:font-size-complex="18pt" style:font-weight-complex="bold"/>
    </style:style>
    <style:style style:name="P55" style:family="paragraph" style:parent-style-name="Standard">
      <style:text-properties fo:font-size="18pt" fo:language="en" fo:country="US" fo:font-weight="bold" officeooo:rsid="0043f0d0" officeooo:paragraph-rsid="005d1cb4" style:font-size-asian="18pt" style:font-weight-asian="bold" style:font-size-complex="18pt" style:font-weight-complex="bold"/>
    </style:style>
    <style:style style:name="P56" style:family="paragraph" style:parent-style-name="Standard">
      <style:text-properties fo:font-size="18pt" fo:language="en" fo:country="US" officeooo:rsid="00059239" officeooo:paragraph-rsid="002f843f" style:font-size-asian="18pt" style:font-size-complex="18pt"/>
    </style:style>
    <style:style style:name="P57" style:family="paragraph" style:parent-style-name="Standard">
      <style:text-properties fo:font-size="18pt" fo:language="en" fo:country="US" officeooo:rsid="0044dcd4" officeooo:paragraph-rsid="005d1cb4" style:font-size-asian="18pt" style:font-size-complex="18pt"/>
    </style:style>
    <style:style style:name="P58" style:family="paragraph" style:parent-style-name="Standard">
      <style:text-properties fo:font-size="18pt" fo:language="en" fo:country="US" officeooo:rsid="00461e9c" officeooo:paragraph-rsid="005d1cb4" style:font-size-asian="18pt" style:font-size-complex="18pt"/>
    </style:style>
    <style:style style:name="P59" style:family="paragraph" style:parent-style-name="Standard">
      <style:text-properties fo:font-size="18pt" fo:language="en" fo:country="US" fo:font-weight="normal" officeooo:rsid="0044dcd4" officeooo:paragraph-rsid="005d1cb4" style:font-size-asian="18pt" style:font-weight-asian="normal" style:font-size-complex="18pt" style:font-weight-complex="normal"/>
    </style:style>
    <style:style style:name="P60" style:family="paragraph" style:parent-style-name="Standard">
      <style:paragraph-properties fo:text-align="start" style:justify-single-word="false"/>
      <style:text-properties fo:font-size="18pt" fo:language="en" fo:country="US" officeooo:paragraph-rsid="0069cea0"/>
    </style:style>
    <style:style style:name="P61" style:family="paragraph" style:parent-style-name="Standard">
      <style:text-properties fo:font-size="22pt" fo:language="en" fo:country="US" style:text-underline-style="solid" style:text-underline-width="auto" style:text-underline-color="font-color" fo:font-weight="bold" officeooo:rsid="001e01cd" officeooo:paragraph-rsid="001e01cd" style:font-size-asian="22pt" style:font-weight-asian="bold" style:font-size-complex="22pt" style:font-weight-complex="bold"/>
    </style:style>
    <style:style style:name="P62" style:family="paragraph" style:parent-style-name="Standard">
      <style:text-properties fo:font-size="22pt" fo:language="en" fo:country="US" style:text-underline-style="solid" style:text-underline-width="auto" style:text-underline-color="font-color" fo:font-weight="bold" officeooo:rsid="001f4c14" officeooo:paragraph-rsid="001f4c14" style:font-size-asian="19.25pt" style:font-weight-asian="bold" style:font-size-complex="22pt" style:font-weight-complex="bold"/>
    </style:style>
    <style:style style:name="P63" style:family="paragraph" style:parent-style-name="Standard">
      <style:text-properties fo:font-size="22pt" fo:language="en" fo:country="US" style:text-underline-style="solid" style:text-underline-width="auto" style:text-underline-color="font-color" fo:font-weight="bold" officeooo:rsid="002bac93" officeooo:paragraph-rsid="002bac93" style:font-size-asian="19.25pt" style:font-weight-asian="bold" style:font-size-complex="22pt" style:font-weight-complex="bold"/>
    </style:style>
    <style:style style:name="P64" style:family="paragraph" style:parent-style-name="Standard">
      <style:text-properties fo:language="en" fo:country="US" style:text-underline-style="solid" style:text-underline-width="auto" style:text-underline-color="font-color" fo:font-weight="bold" officeooo:rsid="001e01cd" officeooo:paragraph-rsid="001e01cd" style:font-weight-asian="bold" style:font-weight-complex="bold"/>
    </style:style>
    <style:style style:name="P65" style:family="paragraph" style:parent-style-name="Standard">
      <style:text-properties fo:language="en" fo:country="US" style:text-underline-style="solid" style:text-underline-width="auto" style:text-underline-color="font-color" fo:font-weight="bold" officeooo:rsid="003a0436" officeooo:paragraph-rsid="003a0436" style:font-weight-asian="bold" style:font-weight-complex="bold"/>
    </style:style>
    <style:style style:name="P66"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5317d8" officeooo:paragraph-rsid="005317d8" style:font-size-asian="21pt" style:font-weight-asian="bold" style:font-size-complex="24pt" style:font-weight-complex="bold"/>
    </style:style>
    <style:style style:name="P67"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1599d5" officeooo:paragraph-rsid="002f843f" style:font-size-asian="21pt" style:font-weight-asian="bold" style:font-size-complex="24pt" style:font-weight-complex="bold"/>
    </style:style>
    <style:style style:name="P68"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18a84c" officeooo:paragraph-rsid="002f843f" style:font-size-asian="21pt" style:font-weight-asian="bold" style:font-size-complex="24pt" style:font-weight-complex="bold"/>
    </style:style>
    <style:style style:name="P69"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19b993" officeooo:paragraph-rsid="002f843f" style:font-size-asian="21pt" style:font-weight-asian="bold" style:font-size-complex="24pt" style:font-weight-complex="bold"/>
    </style:style>
    <style:style style:name="P70"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1a6599" officeooo:paragraph-rsid="002f843f" style:font-size-asian="21pt" style:font-weight-asian="bold" style:font-size-complex="24pt" style:font-weight-complex="bold"/>
    </style:style>
    <style:style style:name="P71" style:family="paragraph" style:parent-style-name="Standard">
      <style:paragraph-properties fo:text-align="start" style:justify-single-word="false"/>
      <style:text-properties fo:font-size="24pt" fo:language="en" fo:country="US" style:text-underline-style="solid" style:text-underline-width="auto" style:text-underline-color="font-color" fo:font-weight="bold" officeooo:rsid="0034111c" officeooo:paragraph-rsid="0034111c" style:font-size-asian="21pt" style:font-weight-asian="bold" style:font-size-complex="24pt" style:font-weight-complex="bold"/>
    </style:style>
    <style:style style:name="P72" style:family="paragraph" style:parent-style-name="Standard">
      <style:paragraph-properties fo:text-align="start" style:justify-single-word="false"/>
      <style:text-properties fo:font-size="24pt" fo:language="en" fo:country="US" style:text-underline-style="none" fo:font-weight="normal" officeooo:rsid="001599d5" officeooo:paragraph-rsid="002f843f" style:font-size-asian="21pt" style:font-weight-asian="normal" style:font-size-complex="24pt" style:font-weight-complex="normal"/>
    </style:style>
    <style:style style:name="P73" style:family="paragraph" style:parent-style-name="Standard">
      <style:paragraph-properties fo:text-align="start" style:justify-single-word="false"/>
      <style:text-properties fo:font-size="12pt" fo:language="en" fo:country="US" style:text-underline-style="none" fo:font-weight="normal" officeooo:rsid="00357297" officeooo:paragraph-rsid="00660b76"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en" fo:country="US" officeooo:paragraph-rsid="00660b76" style:font-size-asian="12pt" style:font-size-complex="12pt"/>
    </style:style>
    <style:style style:name="P75" style:family="paragraph" style:parent-style-name="Standard">
      <style:paragraph-properties fo:text-align="start" style:justify-single-word="false"/>
      <style:text-properties fo:font-size="12pt" fo:language="en" fo:country="US" officeooo:paragraph-rsid="0067fe63" style:font-size-asian="12pt" style:font-size-complex="12pt"/>
    </style:style>
    <style:style style:name="P76" style:family="paragraph" style:parent-style-name="Standard">
      <style:paragraph-properties fo:text-align="start" style:justify-single-word="false"/>
      <style:text-properties fo:font-size="12pt" fo:language="en" fo:country="US" officeooo:paragraph-rsid="0069cea0" style:font-size-asian="12pt" style:font-size-complex="12pt"/>
    </style:style>
    <style:style style:name="P77" style:family="paragraph" style:parent-style-name="Standard" style:list-style-name="L1">
      <style:text-properties fo:language="en" fo:country="US" officeooo:paragraph-rsid="002f843f"/>
    </style:style>
    <style:style style:name="P78" style:family="paragraph" style:parent-style-name="Standard" style:list-style-name="L1">
      <style:paragraph-properties fo:text-align="start" style:justify-single-word="false"/>
      <style:text-properties fo:language="en" fo:country="US" officeooo:paragraph-rsid="005ac471"/>
    </style:style>
    <style:style style:name="P79" style:family="paragraph" style:parent-style-name="Standard" style:list-style-name="L1">
      <style:text-properties fo:font-size="18pt" fo:language="en" fo:country="US" officeooo:rsid="0006a1f5" officeooo:paragraph-rsid="002f843f" style:font-size-asian="18pt" style:font-size-complex="18pt"/>
    </style:style>
    <style:style style:name="P80" style:family="paragraph" style:parent-style-name="Standard" style:list-style-name="L1">
      <style:text-properties fo:font-size="18pt" fo:language="en" fo:country="US" officeooo:rsid="00095eb9" officeooo:paragraph-rsid="002f843f" style:font-size-asian="18pt" style:font-size-complex="18pt"/>
    </style:style>
    <style:style style:name="P81" style:family="paragraph" style:parent-style-name="Standard" style:list-style-name="L1">
      <style:paragraph-properties fo:text-align="start" style:justify-single-word="false"/>
      <style:text-properties fo:font-size="18pt" fo:language="en" fo:country="US" style:text-underline-style="none" fo:font-weight="normal" officeooo:rsid="004c15a8" officeooo:paragraph-rsid="004c15a8" style:font-size-asian="18pt" style:font-weight-asian="normal" style:font-size-complex="18pt" style:font-weight-complex="normal"/>
    </style:style>
    <style:style style:name="P82" style:family="paragraph" style:parent-style-name="Standard">
      <style:text-properties fo:font-size="16pt" fo:language="en" fo:country="US" style:text-underline-style="none" fo:font-weight="bold" officeooo:rsid="003b81ae" officeooo:paragraph-rsid="003b81ae" style:font-size-asian="14pt" style:font-weight-asian="bold" style:font-size-complex="16pt" style:font-weight-complex="bold"/>
    </style:style>
    <style:style style:name="P83" style:family="paragraph" style:parent-style-name="Standard">
      <style:text-properties fo:font-size="16pt" fo:language="en" fo:country="US" style:text-underline-style="none" fo:font-weight="normal" officeooo:rsid="002b5f18" officeooo:paragraph-rsid="002b5f18" style:font-size-asian="14pt" style:font-weight-asian="normal" style:font-size-complex="16pt" style:font-weight-complex="normal"/>
    </style:style>
    <style:style style:name="P84" style:family="paragraph" style:parent-style-name="Text_20_body" style:list-style-name="L2">
      <style:paragraph-properties fo:text-align="start" style:justify-single-word="false"/>
      <style:text-properties fo:language="en" fo:country="US" officeooo:paragraph-rsid="005ac471"/>
    </style:style>
    <style:style style:name="P85" style:family="paragraph" style:parent-style-name="Text_20_body" style:list-style-name="L3">
      <style:paragraph-properties fo:text-align="start" style:justify-single-word="false"/>
      <style:text-properties fo:language="en" fo:country="US" officeooo:paragraph-rsid="0051780a"/>
    </style:style>
    <style:style style:name="T1" style:family="text">
      <style:text-properties officeooo:rsid="001f4c14"/>
    </style:style>
    <style:style style:name="T2" style:family="text">
      <style:text-properties fo:font-weight="bold" style:font-weight-asian="bold" style:font-weight-complex="bold"/>
    </style:style>
    <style:style style:name="T3" style:family="text">
      <style:text-properties fo:font-weight="bold" officeooo:rsid="00382e65" style:font-weight-asian="bold" style:font-weight-complex="bold"/>
    </style:style>
    <style:style style:name="T4" style:family="text">
      <style:text-properties fo:font-weight="bold" officeooo:rsid="005ef058" style:font-weight-asian="bold" style:font-weight-complex="bold"/>
    </style:style>
    <style:style style:name="T5" style:family="text">
      <style:text-properties fo:font-weight="bold" officeooo:rsid="0060bf42" style:font-weight-asian="bold" style:font-weight-complex="bold"/>
    </style:style>
    <style:style style:name="T6" style:family="text">
      <style:text-properties officeooo:rsid="002b62df"/>
    </style:style>
    <style:style style:name="T7" style:family="text">
      <style:text-properties officeooo:rsid="002e0fd2"/>
    </style:style>
    <style:style style:name="T8" style:family="text">
      <style:text-properties officeooo:rsid="001c9f47"/>
    </style:style>
    <style:style style:name="T9" style:family="text">
      <style:text-properties officeooo:rsid="001f4893"/>
    </style:style>
    <style:style style:name="T10" style:family="text">
      <style:text-properties officeooo:rsid="001e30a0"/>
    </style:style>
    <style:style style:name="T11" style:family="text">
      <style:text-properties officeooo:rsid="0031436b"/>
    </style:style>
    <style:style style:name="T12" style:family="text">
      <style:text-properties officeooo:rsid="00334126"/>
    </style:style>
    <style:style style:name="T13" style:family="text">
      <style:text-properties officeooo:rsid="0034111c"/>
    </style:style>
    <style:style style:name="T14" style:family="text">
      <style:text-properties officeooo:rsid="00382e65"/>
    </style:style>
    <style:style style:name="T15" style:family="text">
      <style:text-properties officeooo:rsid="003c8fb9"/>
    </style:style>
    <style:style style:name="T16" style:family="text">
      <style:text-properties officeooo:rsid="003e7e96"/>
    </style:style>
    <style:style style:name="T17" style:family="text">
      <style:text-properties officeooo:rsid="003ecec0"/>
    </style:style>
    <style:style style:name="T18" style:family="text">
      <style:text-properties fo:font-variant="normal" fo:text-transform="none" style:font-name="Liberation Serif" fo:font-size="18pt" fo:letter-spacing="normal" fo:font-style="normal" fo:font-weight="normal" officeooo:rsid="000d5756" style:font-size-asian="18pt" style:font-size-complex="18pt"/>
    </style:style>
    <style:style style:name="T19" style:family="text">
      <style:text-properties fo:font-variant="normal" fo:text-transform="none" style:font-name="Liberation Serif" fo:font-size="18pt" fo:letter-spacing="normal" fo:font-style="normal" fo:font-weight="normal" officeooo:rsid="005ac471" style:font-size-asian="18pt" style:font-size-complex="18pt"/>
    </style:style>
    <style:style style:name="T20" style:family="text">
      <style:text-properties fo:font-variant="normal" fo:text-transform="none" style:font-name="Liberation Serif" fo:font-size="18pt" fo:letter-spacing="normal" officeooo:rsid="000d5756" style:font-size-asian="18pt" style:font-size-complex="18pt"/>
    </style:style>
    <style:style style:name="T21" style:family="text">
      <style:text-properties fo:font-size="18pt" officeooo:rsid="00059239" style:font-size-asian="18pt" style:font-size-complex="18pt"/>
    </style:style>
    <style:style style:name="T22" style:family="text">
      <style:text-properties fo:font-size="18pt" officeooo:rsid="0005b5d0" style:font-size-asian="18pt" style:font-size-complex="18pt"/>
    </style:style>
    <style:style style:name="T23" style:family="text">
      <style:text-properties fo:font-size="18pt" officeooo:rsid="000dadf3" style:font-size-asian="18pt" style:font-size-complex="18pt"/>
    </style:style>
    <style:style style:name="T24" style:family="text">
      <style:text-properties fo:font-size="18pt" officeooo:rsid="005ac471" style:font-size-asian="18pt" style:font-size-complex="18pt"/>
    </style:style>
    <style:style style:name="T25" style:family="text">
      <style:text-properties fo:font-size="18pt" officeooo:rsid="006dd9e0" style:font-size-asian="18pt" style:font-size-complex="18pt"/>
    </style:style>
    <style:style style:name="T26" style:family="text">
      <style:text-properties officeooo:rsid="005ac471"/>
    </style:style>
    <style:style style:name="T27" style:family="text">
      <style:text-properties style:font-name="Liberation Serif" fo:font-size="18pt" officeooo:rsid="000dadf3" style:font-size-asian="18pt" style:font-size-complex="18pt"/>
    </style:style>
    <style:style style:name="T28" style:family="text">
      <style:text-properties style:font-name="Liberation Serif" fo:font-size="18pt" officeooo:rsid="005ac471" style:font-size-asian="18pt" style:font-size-complex="18pt"/>
    </style:style>
    <style:style style:name="T29" style:family="text">
      <style:text-properties officeooo:rsid="005d1cb4"/>
    </style:style>
    <style:style style:name="T30" style:family="text">
      <style:text-properties officeooo:rsid="005d3e6e"/>
    </style:style>
    <style:style style:name="T31" style:family="text">
      <style:text-properties officeooo:rsid="005ef058"/>
    </style:style>
    <style:style style:name="T32" style:family="text">
      <style:text-properties officeooo:rsid="00603333"/>
    </style:style>
    <style:style style:name="T33" style:family="text">
      <style:text-properties officeooo:rsid="0060bf42"/>
    </style:style>
    <style:style style:name="T34" style:family="text">
      <style:text-properties officeooo:rsid="00630f85"/>
    </style:style>
    <style:style style:name="T35" style:family="text">
      <style:text-properties officeooo:rsid="00660b76"/>
    </style:style>
    <style:style style:name="T36" style:family="text">
      <style:text-properties style:font-name="sans-serif"/>
    </style:style>
    <style:style style:name="T37" style:family="text">
      <style:text-properties style:text-underline-style="none" fo:font-weight="normal" officeooo:rsid="00357297" style:font-size-asian="15.75pt" style:font-weight-asian="normal" style:font-size-complex="18pt" style:font-weight-complex="normal"/>
    </style:style>
    <style:style style:name="T38" style:family="text">
      <style:text-properties style:text-underline-style="none" fo:font-weight="normal" officeooo:rsid="0037acd1" style:font-weight-asian="normal" style:font-weight-complex="normal"/>
    </style:style>
    <style:style style:name="T39" style:family="text">
      <style:text-properties style:text-underline-style="none" fo:font-weight="normal" officeooo:rsid="0050102c" style:font-weight-asian="normal" style:font-weight-complex="normal"/>
    </style:style>
    <style:style style:name="T40" style:family="text">
      <style:text-properties style:text-underline-style="none" fo:font-weight="normal" officeooo:rsid="00660b76" style:font-weight-asian="normal" style:font-weight-complex="normal"/>
    </style:style>
    <style:style style:name="T41" style:family="text">
      <style:text-properties style:text-underline-style="none" fo:font-weight="normal" officeooo:rsid="005423d0" style:font-weight-asian="normal" style:font-weight-complex="normal"/>
    </style:style>
    <style:style style:name="T42" style:family="text">
      <style:text-properties style:text-underline-style="none" fo:font-weight="normal" officeooo:rsid="0067fe63" style:font-weight-asian="normal" style:font-weight-complex="normal"/>
    </style:style>
    <style:style style:name="T43" style:family="text">
      <style:text-properties officeooo:rsid="0069cea0"/>
    </style:style>
    <style:style style:name="T44" style:family="text">
      <style:text-properties fo:color="#000000" fo:font-size="12pt" style:font-size-asian="12pt" style:font-size-complex="12pt"/>
    </style:style>
    <style:style style:name="T45" style:family="text">
      <style:text-properties fo:font-size="12pt" style:font-size-asian="12pt" style:font-size-complex="12pt"/>
    </style:style>
    <style:style style:name="T46" style:family="text">
      <style:text-properties fo:font-size="12pt" style:text-underline-style="none" fo:font-weight="normal" officeooo:rsid="0058fe25" style:font-size-asian="12pt" style:font-weight-asian="normal" style:font-size-complex="12pt" style:font-weight-complex="normal"/>
    </style:style>
    <style:style style:name="T47" style:family="text">
      <style:text-properties officeooo:rsid="006af3ec"/>
    </style:style>
    <style:style style:name="T48" style:family="text">
      <style:text-properties officeooo:rsid="006bce3c"/>
    </style:style>
    <style:style style:name="T49" style:family="text">
      <style:text-properties officeooo:rsid="006c45dc"/>
    </style:style>
    <style:style style:name="T50" style:family="text">
      <style:text-properties officeooo:rsid="006dd9e0"/>
    </style:style>
    <style:style style:name="T51" style:family="text">
      <style:text-properties officeooo:rsid="006f7f4c"/>
    </style:style>
    <style:style style:name="T52" style:family="text">
      <style:text-properties fo:font-weight="normal" officeooo:rsid="006f7f4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itle or abstract</text:p>
      <text:p text:style-name="P64"/>
      <text:p text:style-name="P65">Safe driving using your android smart-phone</text:p>
      <text:p text:style-name="P64"/>
      <text:p text:style-name="P1">“In the present world we all do see the rise in road accidents and also experience that very few measures are taken <text:span text:style-name="T31">for</text:span> such accidents before they occur. Mobile phones especially smart phones are equipped with the efficient sensors and other features that can together form a portable device to monitor road conditions.”<text:span text:style-name="T4">[1]</text:span></text:p>
      <text:p text:style-name="P1"/>
      <text:p text:style-name="P2">Imagine yourself driving blinded , yet you have no worry <text:span text:style-name="T32">because</text:span> there is a system which tells you exactly what to dodge any accident ahead.</text:p>
      <text:p text:style-name="P2">Of course you w<text:span text:style-name="T11">oul</text:span>d prefer that you hadn<text:span text:style-name="T32">'</text:span>t had to drive at all. Years from now that <text:span text:style-name="T11">may</text:span> be possible. Lets not be that futuristic. <text:span text:style-name="T32">Unfortunately you</text:span> have to drive <text:span text:style-name="T32">for now</text:span>. <text:span text:style-name="T32">But</text:span> we will help you with all the information you need to know about the road ahead. <text:span text:style-name="T1">If you live in India, you definitely need to have the knowledge we are imparting.</text:span></text:p>
      <text:p text:style-name="P1"/>
      <text:p text:style-name="P2">You want to know the speed breakers ahead, we got it. You want to know <text:span text:style-name="T48">any other</text:span> <text:span text:style-name="T48">road anomalies</text:span>, we got <text:span text:style-name="T48">them</text:span> too. We got it all. From GPS to AWS ( Advanced Warning System ), its all in your cell phone.</text:p>
      <text:p text:style-name="P2"/>
      <text:p text:style-name="P2">We present to you an Advanced Warning System for detecting and alarming about the road anomalies up ahead on your ro<text:span text:style-name="T33">ute</text:span>. We will also collect the data from your phone about the problems you faced on the road.</text:p>
      <text:p text:style-name="P2">Just download us on your phone and we will enlighten you with <text:span text:style-name="T1">all the information you need to know to drive blinded (joking about blindness).</text:span></text:p>
      <text:p text:style-name="P24"/>
      <text:p text:style-name="P3">Previously a pothole detection system<text:span text:style-name="T5">[3]</text:span> was created using machine learning on android. This system uses an Artificial Neural Network<text:span text:style-name="T5">[3]</text:span> and also the accelerometer on which our work <text:span text:style-name="T48">is based</text:span>.</text:p>
      <text:p text:style-name="P2"/>
      <text:p text:style-name="P4">Ye<text:span text:style-name="T49">s,</text:span> works have been done on this task. Google<text:span text:style-name="T5">[4]</text:span> will be producing driver-less cars soon enough. But usua<text:span text:style-name="T50">l</text:span>ly we don<text:span text:style-name="T50">'</text:span>t have that kind of resources. So we bring to you something that you actually can afford. And ye<text:span text:style-name="T49">s</text:span> it comes in your pocket.</text:p>
      <text:p text:style-name="P2"/>
      <text:p text:style-name="P25">KEYWORDS: <text:span text:style-name="T52">Speed-breaker detection, Smart-phones</text:span></text:p>
      <text:p text:style-name="P25"/>
      <text:p text:style-name="P62"><text:soft-page-break/>Introduction</text:p>
      <text:p text:style-name="P62"/>
      <text:p text:style-name="P5">We were going on a bus trip. The driver was in a hurry so he didn't slow down the bus at the speed breakers(where he should). And we were getting many jerks in our necks. We wondered what would show the driver the speed breakers ahead! And then this idea stuck in the heads of ours. It hit us not at once but in pieces. It is India so I guess all those pieces were in the form of breakers only.</text:p>
      <text:p text:style-name="P7"/>
      <text:p text:style-name="P8">We wanted the drivers to know and acknowledge the anomalies in the road to make the journey safer and easy for the passengers and the driver himself.</text:p>
      <text:p text:style-name="P28"/>
      <text:p text:style-name="P9">As suggested , if we can make it work massively, we can avoid a lot of grievances for the government and the hospitals to fix. We all have suffered from personal losses due to accidents on the road.</text:p>
      <text:p text:style-name="P9"/>
      <text:p text:style-name="P10">The solution to the problem exists partially in the form of the boards the government puts up before such anomalies <text:span text:style-name="T33">to warn about them</text:span>. Obviously a driver in speed would not be able to prepare himself before such an event. At night the following is even more difficult as nor the road is visible neither the boards. The need for such a warning system is immense.</text:p>
      <text:p text:style-name="P10"/>
      <text:p text:style-name="P11">The problem in itself is very complex to carry out in the form of a solution. We have to know whether the phone is passing from a breaker or a rough road or not. And after the driver carrying the phone passes over it. How will one distinguish among all the options in the wide list of road anomalies?</text:p>
      <text:p text:style-name="P11"/>
      <text:p text:style-name="P12">But like all the problems , it has a solution. With the help of the knowledge and experience we gained during our two years premise of upcoming engineers, we have come forward with a solution.</text:p>
      <text:p text:style-name="P12"/>
      <text:p text:style-name="P13">One can use his android based accelerometer to collect the readings regarding the sudden changes in acceleration undergone by a vehicle. Those readings can be further analy<text:span text:style-name="T50">z</text:span>ed by using transforms.</text:p>
      <text:p text:style-name="P13"/>
      <text:p text:style-name="P14"/>
      <text:p text:style-name="P14"><text:soft-page-break/>The system created by us can detect road anomalies and give you the information you ne<text:span text:style-name="T33">e</text:span>d as long as you are on any road in this world.</text:p>
      <text:p text:style-name="P14"/>
      <text:p text:style-name="P15">So let us guide you through the road and through this text. <text:span text:style-name="T6">We contributed to the research already being done via the concepts we imparted to analysis of the anomalies. Moreover we created user support by providing a link to a remote server for further data to be received.</text:span></text:p>
      <text:p text:style-name="P15"/>
      <text:p text:style-name="P15"/>
      <text:p text:style-name="P63">Bac<text:span text:style-name="T7">k</text:span>ground</text:p>
      <text:p text:style-name="P16"/>
      <text:p text:style-name="P17">Despite the incidence we had, there has been a need for th<text:span text:style-name="T50">i</text:span>s system for years. But due to the lack of availability of resources we hadn<text:span text:style-name="T33">'</text:span>t had the pleasure of working for the road. We were further motivated by our professor <text:span text:style-name="T49">and mentor</text:span> Dr. Pratik Shah to use the concepts to clear our basics and of course to give something to this world. Dr. Shah also drives a car.</text:p>
      <text:p text:style-name="P18"/>
      <text:p text:style-name="P19">So what does one need to know before jumping to the core of this text? First of all the knowledge of mobile based sensors is necessary. <text:span text:style-name="T8">The accelerometer sensor of an android smart-phone provides the magnitude of acceleration along the three axes (x,y and z). When left stationary the acceleration on your phone will only be due to the same force which keeps you on earth, the gravity.</text:span></text:p>
      <text:p text:style-name="P19"/>
      <text:p text:style-name="P20">There are many more sensors in a smart-phone. Somehow they can all be put to some work but none will prove to be more fruit bearing than this one.</text:p>
      <text:p text:style-name="P20"/>
      <text:p text:style-name="P6">A vehicle when undergoing a road anomaly leaves a consistent shape of di<text:span text:style-name="T49">s</text:span>turbance in the graph of acceleration vs time. This is due to the suspension system of the vehicle. No matter what the shape of a speed-breaker is, the disturbance observed in any two cases for a particular vehicle would be similar.</text:p>
      <text:p text:style-name="P20"/>
      <text:p text:style-name="P21">The GPS sensor of the phone records the location of your phone at the time of breaker. Also the server sends the GPS location of the speed-breaker when the client is in need.</text:p>
      <text:p text:style-name="P19"/>
      <text:p text:style-name="P20"><text:soft-page-break/>And where to store all this data and <text:span text:style-name="T9">analyze</text:span>? We cannot simply store this data on your phone(or you will remove our app<text:span text:style-name="T50">lication</text:span> <text:span text:style-name="T12">for sure</text:span>). <text:span text:style-name="T13">For that we</text:span> created a remote server using Django framework. This server handles the request for speed-breaker warnings by you 'The Clients'. <text:span text:style-name="T10">The server also stores the data in some sort of Database and analyses files in the background. The server receives information in the form of JSON objects.</text:span></text:p>
      <text:p text:style-name="P22">Cool <text:span text:style-name="T13">enough</text:span>?</text:p>
      <text:p text:style-name="P19"/>
      <text:p text:style-name="P22">And now comes the coding section. <text:span text:style-name="T9">Of course</text:span> the app<text:span text:style-name="T50">lication</text:span> has been made on android to make it work on your smart-phone. The knowledge of manipulation of the sensors' data and putting it together is a task only for the brave hearted.</text:p>
      <text:p text:style-name="P19"/>
      <text:p text:style-name="P23">The most time consuming part of this application lies in the signal analysis. Fourier Transform,Discrete Wavelet Transform are some things to begin with.</text:p>
      <text:p text:style-name="P66"/>
      <text:p text:style-name="P26">KEYWORDS: <text:span text:style-name="T52">Transform, Accelerometer, GPS, Client - Server</text:span></text:p>
      <text:p text:style-name="P67"/>
      <text:p text:style-name="P67"/>
      <text:p text:style-name="P67">Past related work</text:p>
      <text:p text:style-name="P72"/>
      <text:p text:style-name="P29">The use of accelerometer of a smart-phone to depict a speed breaker was the basic step in our approach<text:span text:style-name="T2">[1]</text:span>. <text:span text:style-name="T14">Some work had already been done by the pupil of JIIT and IIIT-D</text:span><text:span text:style-name="T3">[1]</text:span><text:span text:style-name="T14">.</text:span></text:p>
      <text:p text:style-name="P29"/>
      <text:p text:style-name="P30">Safe driving was the main concern behind the curtain. A system proposed by IJETT <text:span text:style-name="T2">[5] </text:span>was a great breakthrough for a start.</text:p>
      <text:p text:style-name="P29"/>
      <text:p text:style-name="P31">The analysis of the data of accelerometer was done using Discrete Wavelet Transform<text:span text:style-name="T2">[2]</text:span>. The help of Mr. Polikar was very valuable.</text:p>
      <text:p text:style-name="P32">This helped us to add something new. The work done before implied the use of statistical entities such as mean , variance and standard deviation<text:span text:style-name="T2">[1]</text:span>. Using Transform proved very much efficient as it reduced the errors and can classify the anomalies <text:soft-page-break/>more widely.</text:p>
      <text:p text:style-name="P31"/>
      <text:p text:style-name="P33">All was kept in mind about what work had already been done. We came out with further betterment in the area of analysis. Using spectogram for the amplitude vs time graph is the main difference we are creating. </text:p>
      <text:p text:style-name="P33"/>
      <text:p text:style-name="P33">The server built using Django framework is very fast and efficient in handling large number of requests with ease. The analysis occurs in the background.</text:p>
      <text:p text:style-name="P33"/>
      <text:p text:style-name="P50">INSERT IMAGE ANJUL</text:p>
      <text:p text:style-name="P33"/>
      <text:p text:style-name="P35">But we have not considered the difference in structures and built of vehicles significantly different than a car. The difference in built causes different shapes in the amplitude vs time graph. This issue of different vehicles was handled earlier<text:span text:style-name="T2">[1]</text:span>.</text:p>
      <text:p text:style-name="P36"/>
      <text:p text:style-name="P36"/>
      <text:p text:style-name="P68">Technical Sections</text:p>
      <text:p text:style-name="P51"/>
      <text:p text:style-name="P52"/>
      <text:p text:style-name="P52">INSERT IMAGE FINAL BLOCK 1</text:p>
      <text:p text:style-name="P37"/>
      <text:p text:style-name="P53">INSERT IMAGE CHOUBEY</text:p>
      <text:p text:style-name="P56"/>
      <text:p text:style-name="P54">Tools Used :</text:p>
      <text:list xml:id="list2820449231209727779" text:style-name="L1">
        <text:list-item>
          <text:p text:style-name="P77"><text:span text:style-name="T21">Android file upload to the server (HttpURLConnection of Android </text:span><text:span text:style-name="T22">for communication with the server </text:span><text:span text:style-name="T21">and</text:span><text:span text:style-name="T22"> file upload using the </text:span><text:span text:style-name="T25">HTTP</text:span><text:span text:style-name="T22"> multi-part/form-data protocol for file uploads)</text:span><text:span text:style-name="T21"> </text:span></text:p>
        </text:list-item>
        <text:list-item>
          <text:p text:style-name="P79">Server is built with <text:span text:style-name="T50">D</text:span>jango framework</text:p>
        </text:list-item>
        <text:list-item>
          <text:p text:style-name="P79">Server side handling of the request for the speed breakers form the android clients (Django rest framework )</text:p>
        </text:list-item>
        <text:list-item>
          <text:p text:style-name="P80"><text:soft-page-break/>Managing of asynchronous task of file analy<text:span text:style-name="T50">z</text:span>ing in the background (Celery using Reddit queue)</text:p>
        </text:list-item>
        <text:list-item>
          <text:p text:style-name="P80">Database management (Post<text:span text:style-name="T50">g</text:span>reSQL implemented with python using psycopg)</text:p>
        </text:list-item>
        <text:list-item>
          <text:p text:style-name="P81">Octave</text:p>
        </text:list-item>
        <text:list-item>
          <text:p text:style-name="P78"><text:span text:style-name="T23">FOR GPS:</text:span><text:span text:style-name="T18"><text:tab/><text:tab/><text:tab/><text:tab/></text:span><text:span text:style-name="T19">android.location</text:span><text:span text:style-name="T20"> </text:span><text:span text:style-name="T18">package</text:span></text:p>
        </text:list-item>
      </text:list>
      <text:list xml:id="list16598267947848509" text:style-name="L2">
        <text:list-item>
          <text:p text:style-name="P84"><text:span text:style-name="T27">FOR ACCELEROMETER:<text:tab/></text:span><text:span text:style-name="T28">android.harware.SensorEvent</text:span><text:span text:style-name="T18"><text:tab/> <text:tab/><text:tab/><text:tab/><text:tab/><text:tab/>package</text:span></text:p>
        </text:list-item>
      </text:list>
      <text:list xml:id="list2878765825228402765" text:style-name="L3">
        <text:list-item>
          <text:p text:style-name="P85"><text:span text:style-name="T23">FOR MAPS:<text:tab/><text:tab/><text:tab/><text:tab/></text:span><text:span text:style-name="T24">Google Maps Android API</text:span></text:p>
        </text:list-item>
      </text:list>
      <text:p text:style-name="P69"/>
      <text:p text:style-name="P69">Results</text:p>
      <text:p text:style-name="P69"/>
      <text:p text:style-name="P38">At server each client is now capable of generating a file with any road anomaly and its corresponding <text:span text:style-name="T50">GPS</text:span> coordinates.</text:p>
      <text:p text:style-name="P38"/>
      <text:p text:style-name="P38">An appl<text:span text:style-name="T47">i</text:span>cation is created which when active takes reading of the x,y and z axes of the accelerometer of the smart-phone along with the GPS coordinates when active.</text:p>
      <text:p text:style-name="P38"/>
      <text:p text:style-name="P38">The app<text:span text:style-name="T50">lication</text:span> will guide through a visible map on screen. It is capable of receiving data from the server and plotting the anomalies(which matter) on the screen.</text:p>
      <text:p text:style-name="P39"/>
      <text:p text:style-name="P40">The server also analyses the data sent by the client and finds out the road anomalies and their corresponding time and GPS coordinates. This data is saved to a database.</text:p>
      <text:p text:style-name="P41"/>
      <text:p text:style-name="P42"><text:span text:style-name="T29">W</text:span>e plot the amplitude against time <text:span text:style-name="T29">for a given set of readings</text:span>. Which look<text:span text:style-name="T26">s</text:span> like the graph below. Here th<text:span text:style-name="T26">e</text:span> peak shows the existence of speed breaker at th<text:span text:style-name="T26">e given</text:span> time.</text:p>
      <text:p text:style-name="P55"/>
      <text:p text:style-name="P55">INSERT AMP VS TIME</text:p>
      <text:p text:style-name="P55"><text:soft-page-break/></text:p>
      <text:p text:style-name="P59">The spectogram of the following data looks like this.</text:p>
      <text:p text:style-name="P55"/>
      <text:p text:style-name="P55">INSERT SPECTOGRAM</text:p>
      <text:p text:style-name="P57"/>
      <text:p text:style-name="P57">From spectrogram of the data we can easily compute the time at which speed breaker occurs. Here these two figures <text:span text:style-name="T26">above</text:span> show how time of the speed breaker can be computed. First figure tells that around 462 seconds <text:span text:style-name="T26">the</text:span> breaker exists. Second figure which is the spectrogram of the same data which we plot in the previous figure confirms by showing different color pattern at time 462.</text:p>
      <text:p text:style-name="P58"/>
      <text:p text:style-name="P58">From the following observations we can compute the time when speed-breaker exists and we keep the track of latitude and longitude corresponding to that time.</text:p>
      <text:p text:style-name="P49"/>
      <text:p text:style-name="P41"/>
      <text:p text:style-name="P70">Future Work</text:p>
      <text:p text:style-name="P70"/>
      <text:p text:style-name="P43">We were able to detect and warn early about the speed-breakers. In the future this topic interests us to work upon a wider set of road anomalies. Who knows that the advancement in technology drives us to what? Maybe one day we will teleport or something. Clearly that day is far away.</text:p>
      <text:p text:style-name="P43"/>
      <text:p text:style-name="P43">We can work on an off road tracker. A system which detects whether you are going on a road or how likely you are to getting away from it. It<text:span text:style-name="T51">'</text:span>ll monitor whether you are aw<text:span text:style-name="T16">a</text:span>ke and attentive or not. Maybe it will tell you to take a break from driving in once in a while.</text:p>
      <text:p text:style-name="P43"/>
      <text:p text:style-name="P44">Face detection and image detection would contribute to this idea as well. <text:span text:style-name="T17">We could detect the eyes of the driver and even the obstructions on the road to assist the driver in any way possible.</text:span></text:p>
      <text:p text:style-name="P44"><text:soft-page-break/></text:p>
      <text:p text:style-name="P43">If the app<text:span text:style-name="T50">lication</text:span> is deployed and is a success. Consider that all the vehicles on the road have it, we can predict about how good is it for you to overtake the vehicle in front of you.</text:p>
      <text:p text:style-name="P43"/>
      <text:p text:style-name="P45">If the user witnesses an accident, the concerned authorities would need to know immediately, the app<text:span text:style-name="T50">lication</text:span> will further contain an emergency button to make the driver feel more secure.</text:p>
      <text:p text:style-name="P45"/>
      <text:p text:style-name="P46">The system will keep in account of the time of the day (nights tend to be more accident prone) and the weather (rainy, snowy etc). This way according to different situations the system will produce appropriate speed warnings and alarms.</text:p>
      <text:p text:style-name="P43"/>
      <text:p text:style-name="P34">Further the application created <text:span text:style-name="T47">could be</text:span> power efficient. <text:span text:style-name="T47">I</text:span>t <text:span text:style-name="T47">would</text:span> keep in account the power consumption of various sensors. Sure you wouldn't want your phone to run out of juice while assisting you with your route.</text:p>
      <text:p text:style-name="P43"/>
      <text:p text:style-name="P43">The field is wide. And we would like to explore further. <text:span text:style-name="T15">We can also introduce auditory alarms for the fore coming anomalies. This way you wouldn't have to keep staring at the screen and drive more comfortably.</text:span></text:p>
      <text:p text:style-name="P27"/>
      <text:p text:style-name="P70">Conclusions</text:p>
      <text:p text:style-name="P70"/>
      <text:p text:style-name="P47">So with the help of the resources and after some time we were able to build a <text:span text:style-name="T30">Driving Assistance system using an Android Smart-phone</text:span>. You can get the warnings of all the breakers on the road you are traveling. It will use minimum amount of mobile data. Moreover you are also reporting about the breakers you came across. So next time you go to your office, we will remind you where your breaker lies.</text:p>
      <text:p text:style-name="P47"/>
      <text:p text:style-name="P47"><text:soft-page-break/>With further advancement we will be able to include suited auditory alerts for the breakers.</text:p>
      <text:p text:style-name="P41"/>
      <text:p text:style-name="P48">With time we shall be able to deploy it successfully and help prevent some major or minor accidents. We only hope to make your journey smooth. Thank you for bearing with us.</text:p>
      <text:p text:style-name="P41"/>
      <text:p text:style-name="P71">References</text:p>
      <text:p text:style-name="P71"/>
      <text:p text:style-name="P73">[1]<text:tab/><text:span text:style-name="T34">Speed-breaker Early Warning system,Mohit Jain, Ajeet Pal Singh ,JIIT, Noida, India ; <text:tab/>Soshant Bali, Sanjit Kaul IIIT-D, New Delhi, India</text:span></text:p>
      <text:p text:style-name="P74"><text:span text:style-name="T38">[2]<text:tab/></text:span>FUNDAMENTAL CONCEPTS &amp; AN OVERVIEW OF THE WAVELET THEORY <text:line-break/><text:tab/>Second Edition <text:span text:style-name="T35">June 5,1996 </text:span>,<text:span text:style-name="T38">Robi Polikar</text:span></text:p>
      <text:p text:style-name="P75"><text:span text:style-name="T39">[3]<text:tab/></text:span><text:span text:style-name="T40">Pothole Detection Using Machine Learning </text:span><text:span text:style-name="T36">Aniket Kulkarni, <text:tab/>Nitish Mhalgi, Sagar <text:tab/>Gurnani, Dr. Nupur Giri</text:span><text:span text:style-name="T40">,International <text:tab/>Journal of Emerging </text:span><text:span text:style-name="T41">Technology and Advanced <text:tab/>Engine</text:span><text:span text:style-name="T42">ering V</text:span>olume 4, Issue 7, July 2014</text:p>
      <text:p text:style-name="P76"><text:span text:style-name="T39">[4]<text:tab/></text:span><text:bookmark text:name="firstHeading"/>Google driver-less car : <text:span text:style-name="T43">https://en.wikipedia.org/wiki/Google_driverless_car</text:span></text:p>
      <text:p text:style-name="P60"><text:span text:style-name="T46">[5]<text:tab/></text:span><text:span text:style-name="T45">Shubhangi Pargaonkar, Diksha Jawalkar, Reshma Chate ,Shivani Sangle ,M.D.Umale, <text:tab/>S.S.Awate </text:span><text:span text:style-name="T44">"Safe <text:tab/>Driving Using Android Based Device ", International Journal of <text:tab/>Engineering Trends and Technology (IJETT), <text:tab/>V18(3),151-154 Dec 2014. ISSN:2231-<text:tab/>5381. www.ijettjournal.org. published by seventh sense research group</text:span><text:span text:style-name="T3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5-07-07T21:06:43.698427119</meta:creation-date>
    <meta:generator>LibreOffice/4.2.8.2$Linux_x86 LibreOffice_project/420m0$Build-2</meta:generator>
    <dc:date>2015-07-29T18:46:32.015534165</dc:date>
    <meta:editing-duration>PT7H1M25S</meta:editing-duration>
    <meta:editing-cycles>75</meta:editing-cycles>
    <meta:document-statistic meta:table-count="0" meta:image-count="0" meta:object-count="0" meta:page-count="9" meta:paragraph-count="84" meta:word-count="2279" meta:character-count="13149" meta:non-whitespace-character-count="10937"/>
  </office:meta>
</office:document-meta>
</file>